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1pt" fo:font-weight="bold" officeooo:rsid="000185f0" officeooo:paragraph-rsid="000185f0" style:font-size-asian="21pt" style:font-weight-asian="bold" style:font-size-complex="21pt" style:font-weight-complex="bold"/>
    </style:style>
    <style:style style:name="P2" style:family="paragraph" style:parent-style-name="Standard">
      <style:text-properties officeooo:rsid="00070093" officeooo:paragraph-rsid="00070093"/>
    </style:style>
    <style:style style:name="P3" style:family="paragraph" style:parent-style-name="Standard">
      <style:text-properties officeooo:paragraph-rsid="00070093"/>
    </style:style>
    <style:style style:name="P4" style:family="paragraph" style:parent-style-name="Text_20_body">
      <style:text-properties fo:font-size="21pt" fo:font-weight="bold" officeooo:rsid="000185f0" officeooo:paragraph-rsid="000185f0" style:font-size-asian="21pt" style:font-weight-asian="bold" style:font-size-complex="21pt" style:font-weight-complex="bold"/>
    </style:style>
    <style:style style:name="P5" style:family="paragraph" style:parent-style-name="Text_20_body">
      <style:text-properties officeooo:rsid="00070093" officeooo:paragraph-rsid="00070093"/>
    </style:style>
    <style:style style:name="P6" style:family="paragraph" style:parent-style-name="Text_20_body">
      <style:text-properties fo:color="#aacc99" style:font-name="monospace" loext:padding="0.049cm" loext:border="0.99pt solid #aacc99"/>
    </style:style>
    <style:style style:name="P7" style:family="paragraph" style:parent-style-name="Text_20_body">
      <style:text-properties fo:font-weight="bold" style:font-weight-asian="bold" style:font-weight-complex="bold"/>
    </style:style>
    <style:style style:name="P8" style:family="paragraph" style:parent-style-name="Heading_20_3">
      <style:text-properties officeooo:rsid="00070093" officeooo:paragraph-rsid="00070093"/>
    </style:style>
    <style:style style:name="P9" style:family="paragraph" style:parent-style-name="Heading_20_2">
      <style:text-properties officeooo:rsid="00070093" officeooo:paragraph-rsid="00070093"/>
    </style:style>
    <style:style style:name="P10" style:family="paragraph" style:parent-style-name="Preformatted_20_Text">
      <style:paragraph-properties fo:margin-top="0cm" fo:margin-bottom="0.499cm" loext:contextual-spacing="false"/>
    </style:style>
    <style:style style:name="P11" style:family="paragraph" style:parent-style-name="List_20_Heading">
      <style:paragraph-properties fo:margin-top="0cm" fo:margin-bottom="0.499cm" loext:contextual-spacing="false"/>
    </style:style>
    <style:style style:name="P12" style:family="paragraph" style:parent-style-name="List_20_Heading">
      <style:text-properties officeooo:rsid="00070093" officeooo:paragraph-rsid="00070093"/>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Heading_20_3">
      <style:text-properties officeooo:rsid="00070093" officeooo:paragraph-rsid="00070093"/>
    </style:style>
    <style:style style:name="T1" style:family="text">
      <style:text-properties officeooo:rsid="00070093"/>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Data Structures</text:h>
      <text:p text:style-name="Standard"/>
      <text:p text:style-name="Standard">There are three basic sequence types: lists, tuples, and range objects. Additional sequence types tailored for processing of <text:a xlink:type="simple" xlink:href="https://docs.python.org/3/library/stdtypes.html#binaryseq" text:style-name="Internet_20_link" text:visited-style-name="Visited_20_Internet_20_Link">binary data</text:a> and <text:a xlink:type="simple" xlink:href="https://docs.python.org/3/library/stdtypes.html#textseq" text:style-name="Internet_20_link" text:visited-style-name="Visited_20_Internet_20_Link">text strings</text:a> are described in dedicated sections.</text:p>
      <text:p text:style-name="Standard"/>
      <text:p text:style-name="P1">List = []</text:p>
      <text:p text:style-name="P1"/>
      <text:p text:style-name="P1">Lists are mutable sequences, typically used to store collections of homogeneous items (where the precise degree of similarity will vary by application).</text:p>
      <text:p text:style-name="P1"/>
      <text:p text:style-name="P4">Lists may be constructed in several ways:</text:p>
      <text:list xml:id="list2030267721409736026" text:style-name="L1">
        <text:list-item>
          <text:p text:style-name="P16">Using a pair of square brackets to denote the empty list: <text:span text:style-name="Source_20_Text">[]</text:span> </text:p>
        </text:list-item>
        <text:list-item>
          <text:p text:style-name="P16">Using square brackets, separating items with commas: <text:span text:style-name="Source_20_Text">[a]</text:span>, <text:span text:style-name="Source_20_Text">[a, b, c]</text:span> </text:p>
        </text:list-item>
        <text:list-item>
          <text:p text:style-name="P16">Using a list comprehension: <text:span text:style-name="Source_20_Text">[x for x in iterable]</text:span> </text:p>
        </text:list-item>
        <text:list-item>
          <text:p text:style-name="P13">Using the type constructor: <text:span text:style-name="Source_20_Text">list()</text:span> or <text:span text:style-name="Source_20_Text">list(iterable)</text:span> </text:p>
        </text:list-item>
      </text:list>
      <text:p text:style-name="P1"/>
      <text:h text:style-name="Heading_20_3" text:outline-level="3">Using Lists as Stacks</text:h>
      <text:p text:style-name="Standard"/>
      <text:h text:style-name="Heading_20_3" text:outline-level="3">Using Lists as Queues</text:h>
      <text:p text:style-name="Standard"/>
      <text:h text:style-name="Heading_20_3" text:outline-level="3">List Comprehensions</text:h>
      <text:p text:style-name="Standard"/>
      <text:h text:style-name="Heading_20_2" text:outline-level="2">Tuples</text:h>
      <text:p text:style-name="Text_20_body">Tuples are <text:span text:style-name="T2">immutable</text:span> sequences, typically used to store collections of heterogeneous data (such as the 2-tuples produced by the <text:a xlink:type="simple" xlink:href="https://docs.python.org/3/library/functions.html#enumerate" text:style-name="Internet_20_link" text:visited-style-name="Visited_20_Internet_20_Link"><text:span text:style-name="Source_20_Text">enumerate()</text:span></text:a> built-in). Tuples are also used for cases where an immutable sequence of homogeneous data is needed (such as allowing storage in a <text:a xlink:type="simple" xlink:href="https://docs.python.org/3/library/stdtypes.html#set" text:style-name="Internet_20_link" text:visited-style-name="Visited_20_Internet_20_Link"><text:span text:style-name="Source_20_Text">set</text:span></text:a> or <text:a xlink:type="simple" xlink:href="https://docs.python.org/3/library/stdtypes.html#dict" text:style-name="Internet_20_link" text:visited-style-name="Visited_20_Internet_20_Link"><text:span text:style-name="Source_20_Text">dict</text:span></text:a> instance).</text:p>
      <text:p text:style-name="Standard"/>
      <text:p text:style-name="P3"><text:span text:style-name="T1">Tuple = ()</text:span>Tuples may be constructed in a number of ways:</text:p>
      <text:list xml:id="list7994869498040536162" text:style-name="L2">
        <text:list-item>
          <text:p text:style-name="P17">Using a pair of parentheses to denote the empty tuple: <text:span text:style-name="Source_20_Text">()</text:span> </text:p>
        </text:list-item>
        <text:list-item>
          <text:p text:style-name="P17"><text:soft-page-break/>Using a trailing comma for a singleton tuple: <text:span text:style-name="Source_20_Text">a,</text:span> or <text:span text:style-name="Source_20_Text">(a,)</text:span> </text:p>
        </text:list-item>
        <text:list-item>
          <text:p text:style-name="P17">Separating items with commas: <text:span text:style-name="Source_20_Text">a, b, c</text:span> or <text:span text:style-name="Source_20_Text">(a, b, c)</text:span> </text:p>
        </text:list-item>
        <text:list-item>
          <text:p text:style-name="P14">Using the <text:a xlink:type="simple" xlink:href="https://docs.python.org/3/library/stdtypes.html#tuple" text:style-name="Internet_20_link" text:visited-style-name="Visited_20_Internet_20_Link"><text:span text:style-name="Source_20_Text">tuple()</text:span></text:a> built-in: <text:span text:style-name="Source_20_Text">tuple()</text:span> or <text:span text:style-name="Source_20_Text">tuple(iterable)</text:span> </text:p>
        </text:list-item>
      </text:list>
      <text:p text:style-name="P2"/>
      <text:h text:style-name="P8" text:outline-level="3">Ranges</text:h>
      <text:p text:style-name="P2"/>
      <text:p text:style-name="P2">The <text:a xlink:type="simple" xlink:href="https://docs.python.org/3/library/stdtypes.html#range" text:style-name="Internet_20_link" text:visited-style-name="Visited_20_Internet_20_Link"><text:span text:style-name="Source_20_Text">range</text:span></text:a> type represents an immutable sequence of numbers and is commonly used for looping a specific number of times in <text:a xlink:type="simple" xlink:href="https://docs.python.org/3/reference/compound_stmts.html#for" text:style-name="Internet_20_link" text:visited-style-name="Visited_20_Internet_20_Link"><text:span text:style-name="Source_20_Text">for</text:span></text:a> loops.</text:p>
      <text:p text:style-name="P2"/>
      <text:p text:style-name="P12"><text:bookmark text:name="range"/><text:span text:style-name="Emphasis">class </text:span><text:span text:style-name="Source_20_Text">range</text:span>(<text:span text:style-name="Emphasis">stop</text:span>) </text:p>
      <text:p text:style-name="P11"><text:span text:style-name="Emphasis">class </text:span><text:span text:style-name="Source_20_Text">range</text:span>(<text:span text:style-name="Emphasis">start</text:span>, <text:span text:style-name="Emphasis">stop</text:span>[, <text:span text:style-name="Emphasis">step</text:span>]) </text:p>
      <text:p text:style-name="Text_20_body">The arguments to the range constructor must be integers (either built-in <text:a xlink:type="simple" xlink:href="https://docs.python.org/3/library/functions.html#int" text:style-name="Internet_20_link" text:visited-style-name="Visited_20_Internet_20_Link"><text:span text:style-name="Source_20_Text">int</text:span></text:a> or any object that implements the <text:span text:style-name="Source_20_Text">__index__</text:span> special method). If the <text:span text:style-name="Emphasis">step</text:span> argument is omitted, it defaults to <text:span text:style-name="Source_20_Text">1</text:span>. If the <text:span text:style-name="Emphasis">start</text:span> argument is omitted, it defaults to <text:span text:style-name="Source_20_Text">0</text:span>. If <text:span text:style-name="Emphasis">step</text:span> is zero, <text:a xlink:type="simple" xlink:href="https://docs.python.org/3/library/exceptions.html#ValueError" text:style-name="Internet_20_link" text:visited-style-name="Visited_20_Internet_20_Link"><text:span text:style-name="Source_20_Text">ValueError</text:span></text:a> is raised.</text:p>
      <text:p text:style-name="P2"/>
      <text:p text:style-name="P2"/>
      <text:h text:style-name="P9" text:outline-level="2">Text Sequence Type</text:h>
      <text:p text:style-name="P2"/>
      <text:p text:style-name="P5">Textual data in Python is handled with <text:a xlink:type="simple" xlink:href="https://docs.python.org/3/library/stdtypes.html#str" text:style-name="Internet_20_link" text:visited-style-name="Visited_20_Internet_20_Link"><text:span text:style-name="Source_20_Text">str</text:span></text:a> objects, or <text:span text:style-name="Emphasis">strings</text:span>. Strings are immutable <text:a xlink:type="simple" xlink:href="https://docs.python.org/3/library/stdtypes.html#typesseq" text:style-name="Internet_20_link" text:visited-style-name="Visited_20_Internet_20_Link">sequences</text:a> of Unicode code points. String literals are written in a variety of ways:</text:p>
      <text:list xml:id="list5415233926838759728" text:style-name="L3">
        <text:list-item>
          <text:p text:style-name="P18">Single quotes: <text:span text:style-name="Source_20_Text">'allows embedded "double" quotes'</text:span> </text:p>
        </text:list-item>
        <text:list-item>
          <text:p text:style-name="P18">Double quotes: <text:span text:style-name="Source_20_Text">"allows embedded 'single' quotes"</text:span>. </text:p>
        </text:list-item>
        <text:list-item>
          <text:p text:style-name="P15">Triple quoted: <text:span text:style-name="Source_20_Text">'''Three single quotes'''</text:span>, <text:span text:style-name="Source_20_Text">"""Three double quotes"""</text:span> </text:p>
        </text:list-item>
      </text:list>
      <text:p text:style-name="Text_20_body">Triple quoted strings may span multiple lines - all associated whitespace will be included in the string liter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Sets</text:h>
      <text:p text:style-name="Text_20_body">Python also includes a data type for <text:span text:style-name="Emphasis">sets</text:span>. A set is an unordered collection with no duplicate elements. Basic uses include membership testing and eliminating duplicate entries. Set objects also support mathematical operations like union, intersection, difference, and symmetric difference.</text:p>
      <text:p text:style-name="Text_20_body">Curly braces or the <text:a xlink:type="simple" xlink:href="https://docs.python.org/3/library/stdtypes.html#set" text:style-name="Internet_20_link" text:visited-style-name="Visited_20_Internet_20_Link"><text:span text:style-name="Source_20_Text">set()</text:span></text:a> function can be used to create sets. Note: to create an empty set you have to use <text:span text:style-name="Source_20_Text">set()</text:span>, not <text:span text:style-name="Source_20_Text">{}</text:span>; the latter creates an empty dictionary, a data structure that we discuss in the next section.</text:p>
      <text:p text:style-name="Text_20_body">Here is a brief demonstration:</text:p>
      <text:p text:style-name="P6">&gt;&gt;&gt;</text:p>
      <text:p text:style-name="Preformatted_20_Text">&gt;&gt;&gt; basket = {'apple', 'orange', 'apple', 'pear', 'orange', 'banana'}</text:p>
      <text:p text:style-name="Preformatted_20_Text">&gt;&gt;&gt; print(basket) <text:s text:c="21"/># show that duplicates have been removed</text:p>
      <text:p text:style-name="Preformatted_20_Text">{'orange', 'banana', 'pear', 'apple'}</text:p>
      <text:p text:style-name="Preformatted_20_Text">&gt;&gt;&gt; 'orange' in basket <text:s text:c="16"/># fast membership testing</text:p>
      <text:p text:style-name="Preformatted_20_Text">True</text:p>
      <text:p text:style-name="Preformatted_20_Text">&gt;&gt;&gt; 'crabgrass' in basket</text:p>
      <text:p text:style-name="Preformatted_20_Text">False</text:p>
      <text:p text:style-name="Preformatted_20_Text"/>
      <text:p text:style-name="Preformatted_20_Text">&gt;&gt;&gt; # Demonstrate set operations on unique letters from two words</text:p>
      <text:p text:style-name="Preformatted_20_Text">...</text:p>
      <text:p text:style-name="Preformatted_20_Text">&gt;&gt;&gt; a = set('abracadabra')</text:p>
      <text:p text:style-name="Preformatted_20_Text">&gt;&gt;&gt; b = set('alacazam')</text:p>
      <text:p text:style-name="Preformatted_20_Text">&gt;&gt;&gt; a <text:s text:c="33"/># unique letters in a</text:p>
      <text:p text:style-name="Preformatted_20_Text">{'a', 'r', 'b', 'c', 'd'}</text:p>
      <text:p text:style-name="Preformatted_20_Text">&gt;&gt;&gt; a - b <text:s text:c="29"/># letters in a but not in b</text:p>
      <text:p text:style-name="Preformatted_20_Text">{'r', 'd', 'b'}</text:p>
      <text:p text:style-name="Preformatted_20_Text">&gt;&gt;&gt; a | b <text:s text:c="29"/># letters in a or b or both</text:p>
      <text:p text:style-name="Preformatted_20_Text">{'a', 'c', 'r', 'd', 'b', 'm', 'z', 'l'}</text:p>
      <text:p text:style-name="Preformatted_20_Text">&gt;&gt;&gt; a &amp; b <text:s text:c="29"/># letters in both a and b</text:p>
      <text:p text:style-name="Preformatted_20_Text">{'a', 'c'}</text:p>
      <text:p text:style-name="Preformatted_20_Text">&gt;&gt;&gt; a ^ b <text:s text:c="29"/># letters in a or b but not both</text:p>
      <text:p text:style-name="P10">{'r', 'd', 'b', 'm', 'z', 'l'}</text:p>
      <text:p text:style-name="Text_20_body">Similarly to <text:a xlink:type="simple" xlink:href="https://docs.python.org/3/tutorial/datastructures.html#tut-listcomps" text:style-name="Internet_20_link" text:visited-style-name="Visited_20_Internet_20_Link">list comprehensions</text:a>, set comprehensions are also supported:</text:p>
      <text:p text:style-name="P6">&gt;&gt;&gt;</text:p>
      <text:p text:style-name="Preformatted_20_Text">&gt;&gt;&gt; a = {x for x in 'abracadabra' if x not in 'abc'}</text:p>
      <text:p text:style-name="Preformatted_20_Text">&gt;&gt;&gt; a</text:p>
      <text:p text:style-name="P10">{'r', 'd'}</text:p>
      <text:p text:style-name="Text_20_body"/>
      <text:p text:style-name="Text_20_body"/>
      <text:h text:style-name="Heading_20_2" text:outline-level="2"><text:soft-page-break/>Dictionaries</text:h>
      <text:p text:style-name="Text_20_body">Another useful data type built into Python is the <text:span text:style-name="Emphasis">dictionary</text:span> (see <text:a xlink:type="simple" xlink:href="https://docs.python.org/3/library/stdtypes.html#typesmapping" text:style-name="Internet_20_link" text:visited-style-name="Visited_20_Internet_20_Link">Mapping Types — dict</text:a>). Dictionaries are sometimes found in other languages as “associative memories” or “associative arrays”. Unlike sequences, which are indexed by a range of numbers, dictionaries are indexed by <text:span text:style-name="Emphasis">keys</text:span>, which can be any immutable type; strings and numbers can always be keys. Tuples can be used as keys if they contain only strings, numbers, or tuples; if a tuple contains any mutable object either directly or indirectly, it cannot be used as a key. You can’t use lists as keys, since lists can be modified in place using index assignments, slice assignments, or methods like <text:span text:style-name="Source_20_Text">append()</text:span> and <text:span text:style-name="Source_20_Text">extend()</text:span>.</text:p>
      <text:p text:style-name="Text_20_body">It is best to think of a dictionary as an unordered set of <text:span text:style-name="Emphasis">key: value</text:span> pairs, with the requirement that the keys are unique (within one dictionary). A pair of braces creates an empty dictionary: <text:span text:style-name="Source_20_Text">{}</text:span>. Placing a comma-separated list of key:value pairs within the braces adds initial key:value pairs to the dictionary; this is also the way dictionaries are written on output.</text:p>
      <text:p text:style-name="Text_20_body">The main operations on a dictionary are storing a value with some key and extracting the value given the key. It is also possible to delete a key:value pair with <text:span text:style-name="Source_20_Text">del</text:span>. If you store using a key that is already in use, the old value associated with that key is forgotten. It is an error to extract a value using a non-existent key.</text:p>
      <text:p text:style-name="Text_20_body">Performing <text:span text:style-name="Source_20_Text">list(d.keys())</text:span> on a dictionary returns a list of all the keys used in the dictionary, in arbitrary order (if you want it sorted, just use <text:span text:style-name="Source_20_Text">sorted(d.keys())</text:span> instead). <text:bookmark text:name="id2"/><text:a xlink:type="simple" xlink:href="https://docs.python.org/3/tutorial/datastructures.html#id4" text:style-name="Internet_20_link" text:visited-style-name="Visited_20_Internet_20_Link">[2]</text:a> To check whether a single key is in the dictionary, use the <text:a xlink:type="simple" xlink:href="https://docs.python.org/3/reference/expressions.html#in" text:style-name="Internet_20_link" text:visited-style-name="Visited_20_Internet_20_Link"><text:span text:style-name="Source_20_Text">in</text:span></text:a> keyword.</text:p>
      <text:p text:style-name="Text_20_body">Here is a small example using a dictionary:</text:p>
      <text:p text:style-name="P6">&gt;&gt;&gt;</text:p>
      <text:p text:style-name="Preformatted_20_Text">&gt;&gt;&gt; tel = {'jack': 4098, 'sape': 4139}</text:p>
      <text:p text:style-name="Preformatted_20_Text">&gt;&gt;&gt; tel['guido'] = 4127</text:p>
      <text:p text:style-name="Preformatted_20_Text">&gt;&gt;&gt; tel</text:p>
      <text:p text:style-name="Preformatted_20_Text">{'sape': 4139, 'guido': 4127, 'jack': 4098}</text:p>
      <text:p text:style-name="Preformatted_20_Text">&gt;&gt;&gt; tel['jack']</text:p>
      <text:p text:style-name="Preformatted_20_Text">4098</text:p>
      <text:p text:style-name="Preformatted_20_Text">&gt;&gt;&gt; del tel['sape']</text:p>
      <text:p text:style-name="Preformatted_20_Text">&gt;&gt;&gt; tel['irv'] = 4127</text:p>
      <text:p text:style-name="Preformatted_20_Text">&gt;&gt;&gt; tel</text:p>
      <text:p text:style-name="Preformatted_20_Text">{'guido': 4127, 'irv': 4127, 'jack': 4098}</text:p>
      <text:p text:style-name="Preformatted_20_Text">&gt;&gt;&gt; list(tel.keys())</text:p>
      <text:p text:style-name="Preformatted_20_Text">['irv', 'guido', 'jack']</text:p>
      <text:p text:style-name="Preformatted_20_Text">&gt;&gt;&gt; sorted(tel.keys())</text:p>
      <text:p text:style-name="Preformatted_20_Text">['guido', 'irv', 'jack']</text:p>
      <text:p text:style-name="Preformatted_20_Text">&gt;&gt;&gt; 'guido' in tel</text:p>
      <text:p text:style-name="Preformatted_20_Text">True</text:p>
      <text:p text:style-name="Preformatted_20_Text">&gt;&gt;&gt; 'jack' not in tel</text:p>
      <text:p text:style-name="P10">False</text:p>
      <text:p text:style-name="Text_20_body">The <text:a xlink:type="simple" xlink:href="https://docs.python.org/3/library/stdtypes.html#dict" text:style-name="Internet_20_link" text:visited-style-name="Visited_20_Internet_20_Link"><text:span text:style-name="Source_20_Text">dict()</text:span></text:a> constructor builds dictionaries directly from sequences of key-value pairs:</text:p>
      <text:p text:style-name="P6">&gt;&gt;&gt;</text:p>
      <text:p text:style-name="Preformatted_20_Text"><text:soft-page-break/>&gt;&gt;&gt; dict([('sape', 4139), ('guido', 4127), ('jack', 4098)])</text:p>
      <text:p text:style-name="P10">{'sape': 4139, 'jack': 4098, 'guido': 4127}</text:p>
      <text:p text:style-name="Text_20_body">In addition, dict comprehensions can be used to create dictionaries from arbitrary key and value expressions:</text:p>
      <text:p text:style-name="P6">&gt;&gt;&gt;</text:p>
      <text:p text:style-name="Preformatted_20_Text">&gt;&gt;&gt; {x: x**2 for x in (2, 4, 6)}</text:p>
      <text:p text:style-name="P10">{2: 4, 4: 16, 6: 36}</text:p>
      <text:p text:style-name="Text_20_body">When the keys are simple strings, it is sometimes easier to specify pairs using keyword arguments:</text:p>
      <text:p text:style-name="P6">&gt;&gt;&gt;</text:p>
      <text:p text:style-name="Preformatted_20_Text">&gt;&gt;&gt; dict(sape=4139, guido=4127, jack=4098)</text:p>
      <text:p text:style-name="P10">{'sape': 4139, 'jack': 4098, 'guido': 412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dictionary</text:p>
      <text:p text:style-name="P5">A dictionary’s keys are <text:span text:style-name="Emphasis">almost</text:span> arbitrary values. Values that are not <text:a xlink:type="simple" xlink:href="https://docs.python.org/3/glossary.html#term-hashable" text:style-name="Internet_20_link" text:visited-style-name="Visited_20_Internet_20_Link">hashable</text:a>, that is, values containing lists, dictionaries or other mutable types (that are compared by value rather than by object identity) may not be used as keys. Numeric types used for keys obey the normal rules for numeric comparison: if two numbers compare equal (such as <text:span text:style-name="Source_20_Text">1</text:span> and <text:span text:style-name="Source_20_Text">1.0</text:span>) then they can be used interchangeably to index the same dictionary entry. (Note however, that since computers store floating-point numbers as approximations it is usually unwise to use them as dictionary keys.)</text:p>
      <text:p text:style-name="Text_20_body">Dictionaries can be created by placing a comma-separated list of <text:span text:style-name="Source_20_Text">key: value</text:span> pairs within braces, for example: <text:span text:style-name="Source_20_Text">{'jack': 4098, 'sjoerd': 4127}</text:span> or <text:span text:style-name="Source_20_Text">{4098: 'jack', 4127: 'sjoerd'}</text:span>, or by the <text:a xlink:type="simple" xlink:href="https://docs.python.org/3/library/stdtypes.html#dict" text:style-name="Internet_20_link" text:visited-style-name="Visited_20_Internet_20_Link"><text:span text:style-name="Source_20_Text">dict</text:span></text:a> constructor.</text:p>
      <text:p text:style-name="List_20_Heading"><text:bookmark text:name="dict"/><text:span text:style-name="Emphasis">class </text:span><text:span text:style-name="Source_20_Text">dict</text:span>(<text:span text:style-name="Emphasis">**kwarg</text:span>) </text:p>
      <text:p text:style-name="List_20_Heading"><text:span text:style-name="Emphasis">class </text:span><text:span text:style-name="Source_20_Text">dict</text:span>(<text:span text:style-name="Emphasis">mapping</text:span>, <text:span text:style-name="Emphasis">**kwarg</text:span>) </text:p>
      <text:p text:style-name="P11"><text:span text:style-name="Emphasis">class </text:span><text:span text:style-name="Source_20_Text">dict</text:span>(<text:span text:style-name="Emphasis">iterable</text:span>, <text:span text:style-name="Emphasis">**kwarg</text:span>)</text:p>
      <text:p text:style-name="P5">To illustrate, the following examples all return a dictionary equal to <text:span text:style-name="Source_20_Text">{"one": 1, "two": 2, "three": 3}</text:span>:</text:p>
      <text:p text:style-name="P6">&gt;&gt;&gt;</text:p>
      <text:p text:style-name="Preformatted_20_Text">&gt;&gt;&gt; a = dict(one=1, two=2, three=3)</text:p>
      <text:p text:style-name="Preformatted_20_Text">&gt;&gt;&gt; b = {'one': 1, 'two': 2, 'three': 3}</text:p>
      <text:p text:style-name="Preformatted_20_Text">&gt;&gt;&gt; c = dict(zip(['one', 'two', 'three'], [1, 2, 3]))</text:p>
      <text:p text:style-name="Preformatted_20_Text">&gt;&gt;&gt; d = dict([('two', 2), ('one', 1), ('three', 3)])</text:p>
      <text:p text:style-name="Preformatted_20_Text">&gt;&gt;&gt; e = dict({'three': 3, 'one': 1, 'two': 2})</text:p>
      <text:p text:style-name="Preformatted_20_Text">&gt;&gt;&gt; a == b == c == d == e</text:p>
      <text:p text:style-name="P10"><text:soft-page-break/>True</text:p>
      <text:p text:style-name="Text_20_body">Providing keyword arguments as in the first example only works for keys that are valid Python identifiers. Otherwise, any valid keys can be used.</text:p>
      <text:p text:style-name="P2"/>
      <text:p text:style-name="P2"/>
      <text:p text:style-name="P2"/>
      <text:p text:style-name="P2"/>
      <text:h text:style-name="P8" text:outline-level="3">What is the difference between tuples and lists in Python?</text:h>
      <text:p text:style-name="Text_20_body">The main differences between lists and tuples are, <text:a xlink:type="simple" xlink:href="https://www.journaldev.com/14353/python-list" office:target-frame-name="_blank" xlink:show="new" text:style-name="Internet_20_link" text:visited-style-name="Visited_20_Internet_20_Link">Python List</text:a> is mutable while <text:a xlink:type="simple" xlink:href="https://www.journaldev.com/14362/python-tuple" office:target-frame-name="_blank" xlink:show="new" text:style-name="Internet_20_link" text:visited-style-name="Visited_20_Internet_20_Link">Python Tuples</text:a> is immutable. Again, Lists are enclosed in brackets and their elements and size can be changed, while tuples are enclosed in parentheses and cannot be updat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05:33:24.350404188</meta:creation-date>
    <dc:date>2018-05-13T11:11:17.132106455</dc:date>
    <meta:editing-duration>PT2H3M19S</meta:editing-duration>
    <meta:editing-cycles>10</meta:editing-cycles>
    <meta:generator>LibreOffice/5.1.6.2$Linux_X86_64 LibreOffice_project/10m0$Build-2</meta:generator>
    <meta:document-statistic meta:table-count="0" meta:image-count="0" meta:object-count="0" meta:page-count="7" meta:paragraph-count="116" meta:word-count="1327" meta:character-count="8015" meta:non-whitespace-character-count="6613"/>
  </office:meta>
</office:document-meta>
</file>